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9ac0" officeooo:paragraph-rsid="001c9ac0"/>
    </style:style>
    <style:style style:name="P2" style:family="paragraph" style:parent-style-name="Standard">
      <style:text-properties officeooo:rsid="001d62e0" officeooo:paragraph-rsid="001d62e0"/>
    </style:style>
    <style:style style:name="P3" style:family="paragraph" style:parent-style-name="Standard">
      <style:text-properties officeooo:rsid="001e3ff8" officeooo:paragraph-rsid="001e3ff8"/>
    </style:style>
    <style:style style:name="P4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font-size="14pt" fo:font-weight="bold" officeooo:rsid="001ee4e3" officeooo:paragraph-rsid="001ee4e3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2e4a9" officeooo:paragraph-rsid="0022e4a9"/>
    </style:style>
    <style:style style:name="P6" style:family="paragraph" style:parent-style-name="Standard">
      <style:text-properties officeooo:rsid="0023f1cf" officeooo:paragraph-rsid="0023f1cf"/>
    </style:style>
    <style:style style:name="P7" style:family="paragraph" style:parent-style-name="Standard">
      <style:text-properties officeooo:rsid="0021583f" officeooo:paragraph-rsid="0021583f"/>
    </style:style>
    <style:style style:name="P8" style:family="paragraph" style:parent-style-name="Standard">
      <style:text-properties officeooo:rsid="002649ed" officeooo:paragraph-rsid="002649e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58c4f" officeooo:paragraph-rsid="00258c4f" style:font-weight-asian="bold" style:font-weight-complex="bold"/>
    </style:style>
    <style:style style:name="P10" style:family="paragraph" style:parent-style-name="Standard">
      <loext:graphic-properties draw:fill="solid" draw:fill-color="#000000" draw:opacity="100%"/>
      <style:paragraph-properties fo:background-color="#000000" style:shadow="#808080 -0.18cm -0.18cm"/>
      <style:text-properties style:font-name="Courier 10 Pitch" fo:font-size="10pt" officeooo:rsid="0022e4a9" officeooo:paragraph-rsid="0022e4a9" style:font-size-asian="10pt" style:font-size-complex="10pt"/>
    </style:style>
    <style:style style:name="P11" style:family="paragraph" style:parent-style-name="Standard">
      <loext:graphic-properties draw:fill="solid" draw:fill-color="#000000" draw:opacity="100%"/>
      <style:paragraph-properties fo:background-color="#000000" style:shadow="#808080 -0.18cm -0.18cm"/>
      <style:text-properties style:font-name="Courier 10 Pitch" fo:font-size="10pt" officeooo:rsid="0023f1cf" officeooo:paragraph-rsid="0023f1cf" style:font-size-asian="10pt" style:font-size-complex="10pt"/>
    </style:style>
    <style:style style:name="P12" style:family="paragraph" style:parent-style-name="Standard">
      <style:paragraph-properties fo:break-before="page"/>
      <style:text-properties officeooo:rsid="0021583f" officeooo:paragraph-rsid="0021583f"/>
    </style:style>
    <style:style style:name="P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258c4f" officeooo:paragraph-rsid="00258c4f"/>
    </style:style>
    <style:style style:name="P1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258c4f" officeooo:paragraph-rsid="00258c4f"/>
    </style:style>
    <style:style style:name="P15" style:family="paragraph" style:parent-style-name="Standard">
      <loext:graphic-properties draw:fill="solid" draw:fill-color="#ffff66" draw:opacity="100%"/>
      <style:paragraph-properties fo:background-color="#ffff66" fo:padding="0.049cm" fo:border="0.06pt solid #ff3333" style:shadow="none"/>
      <style:text-properties fo:font-style="normal" style:text-underline-style="none" officeooo:rsid="001c2583" officeooo:paragraph-rsid="002b4cce" style:font-style-asian="normal" style:font-style-complex="normal"/>
    </style:style>
    <style:style style:name="P16" style:family="paragraph" style:parent-style-name="Standard">
      <loext:graphic-properties draw:fill="solid" draw:fill-color="#ffff66" draw:opacity="100%"/>
      <style:paragraph-properties fo:background-color="#ffff66" fo:padding="0.049cm" fo:border="0.06pt solid #ff3333" style:shadow="none"/>
      <style:text-properties fo:font-style="normal" style:text-underline-style="none" officeooo:rsid="002b4cce" officeooo:paragraph-rsid="002b4cce" style:font-style-asian="normal" style:font-style-complex="normal"/>
    </style:style>
    <style:style style:name="P17" style:family="paragraph" style:parent-style-name="Standard" style:list-style-name="L1">
      <style:text-properties officeooo:rsid="00258c4f" officeooo:paragraph-rsid="00258c4f"/>
    </style:style>
    <style:style style:name="P18" style:family="paragraph" style:parent-style-name="Standard" style:list-style-name="L2">
      <style:text-properties officeooo:rsid="002649ed" officeooo:paragraph-rsid="002649ed"/>
    </style:style>
    <style:style style:name="P19" style:family="paragraph" style:parent-style-name="Standard">
      <style:text-properties officeooo:rsid="001c9ac0" officeooo:paragraph-rsid="001c9ac0"/>
    </style:style>
    <style:style style:name="T1" style:family="text">
      <style:text-properties officeooo:rsid="001e3ff8"/>
    </style:style>
    <style:style style:name="T2" style:family="text">
      <style:text-properties officeooo:rsid="0022e4a9"/>
    </style:style>
    <style:style style:name="T3" style:family="text">
      <style:text-properties officeooo:rsid="0023f1cf"/>
    </style:style>
    <style:style style:name="T4" style:family="text">
      <style:text-properties officeooo:rsid="002649ed"/>
    </style:style>
    <style:style style:name="T5" style:family="text">
      <style:text-properties officeooo:rsid="0028b6a4"/>
    </style:style>
    <style:style style:name="T6" style:family="text">
      <style:text-properties officeooo:rsid="002d03ca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orMind</text:p>
      <text:p text:style-name="P1"/>
      <text:p text:style-name="P1">On souhaite réaliser un jeu style master mind.</text:p>
      <text:p text:style-name="P1">Le but du joueur est de découvrir une séquence de <text:span text:style-name="T2">4 chiffres</text:span>.</text:p>
      <text:p text:style-name="P1"><text:span text:style-name="T2">Chaque chiffre doit être compris entre 0 et 9</text:span>.</text:p>
      <text:p text:style-name="P1">Le programme devra dire à chaque proposition combien de <text:span text:style-name="T2">chiffres</text:span> sont bien placés par rapport à la séquence à découvrir.</text:p>
      <text:p text:style-name="P2"/>
      <text:p text:style-name="P2">Le programme ne précise pas quels <text:span text:style-name="T2">chiffre</text:span>s sont bien placés ni leur<text:span text:style-name="T1">s</text:span> emplacement<text:span text:style-name="T1">s</text:span>.</text:p>
      <text:p text:style-name="P2">Le jeu se termine lorsque le joueur a enfin découvert la bonne séquence.</text:p>
      <text:p text:style-name="P2">Un message de félicitations sera alors affiché, <text:span text:style-name="T5">avec le nom du joueur,</text:span> et le nombre d'essais dont le joueur a eu besoin sera également affiché.</text:p>
      <text:p text:style-name="P6">Il a alors la possibilité de refaire une partie ou de quitter le jeu.</text:p>
      <text:p text:style-name="P2"/>
      <text:p text:style-name="P3"><text:span text:style-name="T5">L</text:span>a séquence à découvrir peut être saisie par un joueur au démarrage du programme, être toujours la même <text:span text:style-name="T5">ou être aléatoire (à vous de choisir ce qui vous convient le mieux)</text:span>.</text:p>
      <text:p text:style-name="P3"/>
      <text:p text:style-name="P3">Le joueur ne doit pas pouvoir proposer autre chose que <text:span text:style-name="T2">d</text:span>es <text:span text:style-name="T2">chiffres compris entre 0 et 9</text:span>.</text:p>
      <text:p text:style-name="P5">Si je joueur propose une valeur qui n'est pas comprise entre 0 et 9, le programme doit lui redemander un chiffre jusqu'à ce que ce dernier soit bien dans <text:span text:style-name="T3">l'intervalle.</text:span></text:p>
      <text:p text:style-name="P5"/>
      <text:p text:style-name="P9">Avant de coder <text:span text:style-name="T4">(à faire dans un document LibreOffice Writer)</text:span></text:p>
      <text:list xml:id="list2562684118763082717" text:style-name="L1">
        <text:list-item>
          <text:p text:style-name="P17">Proposez l'algorithme d'un programme demandant un chiffre tant que ce dernier n'est pas compris entre 0 et 9.</text:p>
        </text:list-item>
        <text:list-item>
          <text:p text:style-name="P17">Proposez l'algorithme d'un programme demandant un caractère tant que ce dernier n'est ni 'o' ni 'n'.</text:p>
        </text:list-item>
        <text:list-item>
          <text:p text:style-name="P17">Proposez l'algorithme d'un programme demandant à l'utilisateur de saisir 4 chiffres.</text:p>
        </text:list-item>
      </text:list>
      <text:p text:style-name="P14">Il doit tester si le premier vaut 5, le second 8, le troisième 2 et le quatrième 6. </text:p>
      <text:p text:style-name="P13">Si c'est le cas, une variable nommée "ok" prendra la valeur 1, sinon la variable "ok" prendra la valeur 0. </text:p>
      <text:p text:style-name="P13">Le programme redemandera les 4 chiffres tant que "ok" n'aura pas pris la valeur 1.</text:p>
      <text:p text:style-name="P9">Codez le jeu minorMind en langage C</text:p>
      <text:list xml:id="list6395713509033471989" text:style-name="L2">
        <text:list-item>
          <text:p text:style-name="P18"><text:span text:style-name="T8">Dans un premier temp</text:span>s, vous ne <text:span text:style-name="T8">donnerez pas le nombre de valeurs bien placées ni le nombre de propositions faites.</text:span></text:p>
        </text:list-item>
        <text:list-item>
          <text:p text:style-name="P18">Si vous avez suffisamment de temps, <text:span text:style-name="T8">donnez le nombre de valeurs bien placée</text:span>s et <text:span text:style-name="T8">le nombre de propositions qui ont été nécessaire</text:span>s pour trouver la bonne combinaison.</text:p>
        </text:list-item>
        <text:list-item>
          <text:p text:style-name="P18">Si vous avez encore du temps, donnez également le nombre de valeurs présentent dans la combinaison, mais mal placées dans la proposition du joueur.</text:p>
        </text:list-item>
      </text:list>
      <text:p text:style-name="P8"/>
      <text:p text:style-name="P8"/>
      <text:p text:style-name="P8">Un fichier "main.c" est fourni avec un exemple permettant d'affecter une valeur aléatoire comprise entre 0 et 9 à une variable.</text:p>
      <text:p text:style-name="P3"/>
      <text:p text:style-name="P7"/>
      <text:p text:style-name="P12">Exemple de <text:span text:style-name="T4">déroulement d'une partie</text:span> :</text:p>
      <text:p text:style-name="P10">Donnez votre pseudo : toto</text:p>
      <text:p text:style-name="P10">Bonjour toto</text:p>
      <text:p text:style-name="P10">Vous devez donner 4 chiffres compris entre 0 et 9 </text:p>
      <text:p text:style-name="P10">Chiffre 1 : 1</text:p>
      <text:p text:style-name="P10">Chiffre 2 : 2</text:p>
      <text:p text:style-name="P10">Chiffre 3 : 5</text:p>
      <text:p text:style-name="P10">Chiffre 4 : 8</text:p>
      <text:p text:style-name="P10">Votre proposition est : 1258</text:p>
      <text:p text:style-name="P10">Ce n'est pas la bonne combinaison</text:p>
      <text:p text:style-name="P10">Vous avez 2 valeurs de bien <text:span text:style-name="T3">placées</text:span></text:p>
      <text:p text:style-name="P10">Veuillez <text:span text:style-name="T3">réessayer</text:span></text:p>
      <text:p text:style-name="P10"/>
      <text:p text:style-name="P10">Chiffre 1 : 1</text:p>
      <text:p text:style-name="P10">Chiffre 2 : 2</text:p>
      <text:p text:style-name="P10">Chiffre 3 : 3</text:p>
      <text:p text:style-name="P10">Chiffre 4 : 4</text:p>
      <text:p text:style-name="P10">Votre proposition est : 1234</text:p>
      <text:p text:style-name="P10">Ce n'est pas la bonne combinaison</text:p>
      <text:p text:style-name="P10">Vous avez 3 valeurs de bien <text:span text:style-name="T3">placées</text:span></text:p>
      <text:p text:style-name="P10">Veuillez <text:span text:style-name="T3">réessayer</text:span></text:p>
      <text:p text:style-name="P10"/>
      <text:p text:style-name="P10">Chiffre 1 : 1</text:p>
      <text:p text:style-name="P10">Chiffre 2 : 2</text:p>
      <text:p text:style-name="P10">Chiffre 3 : 3</text:p>
      <text:p text:style-name="P10">Chiffre 4 : 5</text:p>
      <text:p text:style-name="P10">Votre proposition est : 1235</text:p>
      <text:p text:style-name="P10">Ce n'est pas la bonne combinaison</text:p>
      <text:p text:style-name="P10">Vous avez 2 valeurs de bien <text:span text:style-name="T3">placées</text:span></text:p>
      <text:p text:style-name="P10">Veuillez <text:span text:style-name="T3">réessayer</text:span></text:p>
      <text:p text:style-name="P10"/>
      <text:p text:style-name="P10">Chiffre 1 : 1 </text:p>
      <text:p text:style-name="P10">Chiffre 2 : 2</text:p>
      <text:p text:style-name="P10">Chiffre 3 : 8</text:p>
      <text:p text:style-name="P10">Chiffre 4 : 4</text:p>
      <text:p text:style-name="P10">Votre proposition est : 1284</text:p>
      <text:p text:style-name="P10">Bravo toto vous avez trouve en 4 coups!</text:p>
      <text:p text:style-name="P10">Voulez vous faire une autre partie (o/n)? n</text:p>
      <text:p text:style-name="P11">A bientot toto.</text:p>
      <text:p text:style-name="Standard"/>
      <text:p text:style-name="Standard"/>
      <text:p text:style-name="Standard"/>
      <text:p text:style-name="Standard"/>
      <text:p text:style-name="P15">Vous respecterez les consignes concernant la qualité de code :</text:p>
      <text:p text:style-name="P16"><text:a xlink:type="simple" xlink:href="http://172.18.58.14/siteweb/20172018/SNIR1/ALGORITHMIQUE_ET_LANGAGE_C/notionQualiteCode.pdf" text:style-name="Internet_20_link" text:visited-style-name="Visited_20_Internet_20_Link">http://172.18.58.14/siteweb/20172018/SNIR1/ALGORITHMIQUE_ET_LANGAGE_C/notionQualiteCode.pdf</text:a></text:p>
      <text:p text:style-name="P15">Votre nom doit figurer en commentaire en en-tête de votre fichier sour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9:45:43.267419528</meta:creation-date>
    <dc:date>2017-10-19T11:53:51.904855235</dc:date>
    <meta:editing-duration>PT2H44M8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63" meta:word-count="600" meta:character-count="3328" meta:non-whitespace-character-count="2793"/>
  </office:meta>
</office:document-meta>
</file>